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4933in" svg:height="7.2362in" svg:x="1.0189in" svg:y="2.4366in">
            <draw:object draw:notify-on-update-of-ranges="Sheet1.A2:Sheet1.A2 Sheet1.B2:Sheet1.Q2 Sheet1.A3:Sheet1.A3 Sheet1.B3:Sheet1.Q3 Sheet1.A4:Sheet1.A4 Sheet1.B4:Sheet1.Q4 Sheet1.A5:Sheet1.A5 Sheet1.B5:Sheet1.Q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7028in" svg:height="7.239in" svg:x="12.4299in" svg:y="2.2772in">
            <draw:object draw:notify-on-update-of-ranges="Sheet1.A7:Sheet1.A7 Sheet1.B7:Sheet1.Q7 Sheet1.A8:Sheet1.A8 Sheet1.B8:Sheet1.Q8 Sheet1.A9:Sheet1.A9 Sheet1.B9:Sheet1.Q9 Sheet1.A10:Sheet1.A10 Sheet1.B10:Sheet1.Q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3.88229" calcext:value-type="float">
            <text:p>3.88229</text:p>
          </table:table-cell>
          <table:table-cell office:value-type="float" office:value="4.44189" calcext:value-type="float">
            <text:p>4.44189</text:p>
          </table:table-cell>
          <table:table-cell office:value-type="float" office:value="4.37778" calcext:value-type="float">
            <text:p>4.37778</text:p>
          </table:table-cell>
          <table:table-cell office:value-type="float" office:value="4.49071" calcext:value-type="float">
            <text:p>4.49071</text:p>
          </table:table-cell>
          <table:table-cell office:value-type="float" office:value="4.48154" calcext:value-type="float">
            <text:p>4.48154</text:p>
          </table:table-cell>
          <table:table-cell office:value-type="float" office:value="4.61224" calcext:value-type="float">
            <text:p>4.61224</text:p>
          </table:table-cell>
          <table:table-cell office:value-type="float" office:value="4.40948" calcext:value-type="float">
            <text:p>4.40948</text:p>
          </table:table-cell>
          <table:table-cell office:value-type="float" office:value="4.51878" calcext:value-type="float">
            <text:p>4.51878</text:p>
          </table:table-cell>
          <table:table-cell office:value-type="float" office:value="4.53186" calcext:value-type="float">
            <text:p>4.53186</text:p>
          </table:table-cell>
          <table:table-cell office:value-type="float" office:value="4.56935" calcext:value-type="float">
            <text:p>4.56935</text:p>
          </table:table-cell>
          <table:table-cell office:value-type="float" office:value="4.45887" calcext:value-type="float">
            <text:p>4.45887</text:p>
          </table:table-cell>
          <table:table-cell office:value-type="float" office:value="4.59213" calcext:value-type="float">
            <text:p>4.59213</text:p>
          </table:table-cell>
          <table:table-cell office:value-type="float" office:value="4.48818" calcext:value-type="float">
            <text:p>4.48818</text:p>
          </table:table-cell>
          <table:table-cell office:value-type="float" office:value="4.36591" calcext:value-type="float">
            <text:p>4.36591</text:p>
          </table:table-cell>
          <table:table-cell office:value-type="float" office:value="4.47096" calcext:value-type="float">
            <text:p>4.47096</text:p>
          </table:table-cell>
          <table:table-cell office:value-type="float" office:value="4.56385" calcext:value-type="float">
            <text:p>4.56385</text:p>
          </table:table-cell>
        </table:table-row>
        <table:table-row table:style-name="ro1">
          <table:table-cell office:value-type="string" calcext:value-type="string">
            <text:p>compute</text:p>
          </table:table-cell>
          <table:table-cell office:value-type="float" office:value="78.5885" calcext:value-type="float">
            <text:p>78.5885</text:p>
          </table:table-cell>
          <table:table-cell office:value-type="float" office:value="55.655" calcext:value-type="float">
            <text:p>55.655</text:p>
          </table:table-cell>
          <table:table-cell office:value-type="float" office:value="44.9376" calcext:value-type="float">
            <text:p>44.9376</text:p>
          </table:table-cell>
          <table:table-cell office:value-type="float" office:value="34.7245" calcext:value-type="float">
            <text:p>34.7245</text:p>
          </table:table-cell>
          <table:table-cell office:value-type="float" office:value="27.44" calcext:value-type="float">
            <text:p>27.44</text:p>
          </table:table-cell>
          <table:table-cell office:value-type="float" office:value="24.7308" calcext:value-type="float">
            <text:p>24.7308</text:p>
          </table:table-cell>
          <table:table-cell office:value-type="float" office:value="20.4682" calcext:value-type="float">
            <text:p>20.4682</text:p>
          </table:table-cell>
          <table:table-cell office:value-type="float" office:value="19.9063" calcext:value-type="float">
            <text:p>19.9063</text:p>
          </table:table-cell>
          <table:table-cell office:value-type="float" office:value="17.1032" calcext:value-type="float">
            <text:p>17.1032</text:p>
          </table:table-cell>
          <table:table-cell office:value-type="float" office:value="17.9902" calcext:value-type="float">
            <text:p>17.9902</text:p>
          </table:table-cell>
          <table:table-cell office:value-type="float" office:value="14.4629" calcext:value-type="float">
            <text:p>14.4629</text:p>
          </table:table-cell>
          <table:table-cell office:value-type="float" office:value="15.9607" calcext:value-type="float">
            <text:p>15.9607</text:p>
          </table:table-cell>
          <table:table-cell office:value-type="float" office:value="14.9249" calcext:value-type="float">
            <text:p>14.9249</text:p>
          </table:table-cell>
          <table:table-cell office:value-type="float" office:value="14.4761" calcext:value-type="float">
            <text:p>14.4761</text:p>
          </table:table-cell>
          <table:table-cell office:value-type="float" office:value="11.6189" calcext:value-type="float">
            <text:p>11.6189</text:p>
          </table:table-cell>
          <table:table-cell office:value-type="float" office:value="11.8789" calcext:value-type="float">
            <text:p>11.87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B3]+[.B4]" office:value-type="float" office:value="82.47079" calcext:value-type="float">
            <text:p>82.47079</text:p>
          </table:table-cell>
          <table:table-cell table:formula="of:=[.C3]+[.C4]" office:value-type="float" office:value="60.09689" calcext:value-type="float">
            <text:p>60.09689</text:p>
          </table:table-cell>
          <table:table-cell table:formula="of:=[.D3]+[.D4]" office:value-type="float" office:value="49.31538" calcext:value-type="float">
            <text:p>49.31538</text:p>
          </table:table-cell>
          <table:table-cell table:formula="of:=[.E3]+[.E4]" office:value-type="float" office:value="39.21521" calcext:value-type="float">
            <text:p>39.21521</text:p>
          </table:table-cell>
          <table:table-cell table:formula="of:=[.F3]+[.F4]" office:value-type="float" office:value="31.92154" calcext:value-type="float">
            <text:p>31.92154</text:p>
          </table:table-cell>
          <table:table-cell table:formula="of:=[.G3]+[.G4]" office:value-type="float" office:value="29.34304" calcext:value-type="float">
            <text:p>29.34304</text:p>
          </table:table-cell>
          <table:table-cell table:formula="of:=[.H3]+[.H4]" office:value-type="float" office:value="24.87768" calcext:value-type="float">
            <text:p>24.87768</text:p>
          </table:table-cell>
          <table:table-cell table:formula="of:=[.I3]+[.I4]" office:value-type="float" office:value="24.42508" calcext:value-type="float">
            <text:p>24.42508</text:p>
          </table:table-cell>
          <table:table-cell table:formula="of:=[.J3]+[.J4]" office:value-type="float" office:value="21.63506" calcext:value-type="float">
            <text:p>21.63506</text:p>
          </table:table-cell>
          <table:table-cell table:formula="of:=[.K3]+[.K4]" office:value-type="float" office:value="22.55955" calcext:value-type="float">
            <text:p>22.55955</text:p>
          </table:table-cell>
          <table:table-cell table:formula="of:=[.L3]+[.L4]" office:value-type="float" office:value="18.92177" calcext:value-type="float">
            <text:p>18.92177</text:p>
          </table:table-cell>
          <table:table-cell table:formula="of:=[.M3]+[.M4]" office:value-type="float" office:value="20.55283" calcext:value-type="float">
            <text:p>20.55283</text:p>
          </table:table-cell>
          <table:table-cell table:formula="of:=[.N3]+[.N4]" office:value-type="float" office:value="19.41308" calcext:value-type="float">
            <text:p>19.41308</text:p>
          </table:table-cell>
          <table:table-cell table:formula="of:=[.O3]+[.O4]" office:value-type="float" office:value="18.84201" calcext:value-type="float">
            <text:p>18.84201</text:p>
          </table:table-cell>
          <table:table-cell table:formula="of:=[.P3]+[.P4]" office:value-type="float" office:value="16.08986" calcext:value-type="float">
            <text:p>16.08986</text:p>
          </table:table-cell>
          <table:table-cell table:formula="of:=[.Q3]+[.Q4]" office:value-type="float" office:value="16.44275" calcext:value-type="float">
            <text:p>16.4427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table:formula="of:=[.$B3]/[.B3]" office:value-type="float" office:value="1" calcext:value-type="float">
            <text:p>1</text:p>
          </table:table-cell>
          <table:table-cell table:formula="of:=[.$B3]/[.C3]" office:value-type="float" office:value="0.874017591610778" calcext:value-type="float">
            <text:p>0.8740175916</text:p>
          </table:table-cell>
          <table:table-cell table:formula="of:=[.$B3]/[.D3]" office:value-type="float" office:value="0.88681706252941" calcext:value-type="float">
            <text:p>0.8868170625</text:p>
          </table:table-cell>
          <table:table-cell table:formula="of:=[.$B3]/[.E3]" office:value-type="float" office:value="0.864515856067303" calcext:value-type="float">
            <text:p>0.8645158561</text:p>
          </table:table-cell>
          <table:table-cell table:formula="of:=[.$B3]/[.F3]" office:value-type="float" office:value="0.866284803884379" calcext:value-type="float">
            <text:p>0.8662848039</text:p>
          </table:table-cell>
          <table:table-cell table:formula="of:=[.$B3]/[.G3]" office:value-type="float" office:value="0.841736336357171" calcext:value-type="float">
            <text:p>0.8417363364</text:p>
          </table:table-cell>
          <table:table-cell table:formula="of:=[.$B3]/[.H3]" office:value-type="float" office:value="0.880441684733801" calcext:value-type="float">
            <text:p>0.8804416847</text:p>
          </table:table-cell>
          <table:table-cell table:formula="of:=[.$B3]/[.I3]" office:value-type="float" office:value="0.859145610098301" calcext:value-type="float">
            <text:p>0.8591456101</text:p>
          </table:table-cell>
          <table:table-cell table:formula="of:=[.$B3]/[.J3]" office:value-type="float" office:value="0.856665916422837" calcext:value-type="float">
            <text:p>0.8566659164</text:p>
          </table:table-cell>
          <table:table-cell table:formula="of:=[.$B3]/[.K3]" office:value-type="float" office:value="0.849637256940265" calcext:value-type="float">
            <text:p>0.8496372569</text:p>
          </table:table-cell>
          <table:table-cell table:formula="of:=[.$B3]/[.L3]" office:value-type="float" office:value="0.870689210495036" calcext:value-type="float">
            <text:p>0.8706892105</text:p>
          </table:table-cell>
          <table:table-cell table:formula="of:=[.$B3]/[.M3]" office:value-type="float" office:value="0.845422494572236" calcext:value-type="float">
            <text:p>0.8454224946</text:p>
          </table:table-cell>
          <table:table-cell table:formula="of:=[.$B3]/[.N3]" office:value-type="float" office:value="0.865003186146723" calcext:value-type="float">
            <text:p>0.8650031861</text:p>
          </table:table-cell>
          <table:table-cell table:formula="of:=[.$B3]/[.O3]" office:value-type="float" office:value="0.889228133424647" calcext:value-type="float">
            <text:p>0.8892281334</text:p>
          </table:table-cell>
          <table:table-cell table:formula="of:=[.$B3]/[.P3]" office:value-type="float" office:value="0.868334764793243" calcext:value-type="float">
            <text:p>0.8683347648</text:p>
          </table:table-cell>
          <table:table-cell table:formula="of:=[.$B3]/[.Q3]" office:value-type="float" office:value="0.8506611742279" calcext:value-type="float">
            <text:p>0.8506611742</text:p>
          </table:table-cell>
        </table:table-row>
        <table:table-row table:style-name="ro1">
          <table:table-cell office:value-type="string" calcext:value-type="string">
            <text:p>compute</text:p>
          </table:table-cell>
          <table:table-cell table:formula="of:=[.$B4]/[.B4]" office:value-type="float" office:value="1" calcext:value-type="float">
            <text:p>1</text:p>
          </table:table-cell>
          <table:table-cell table:formula="of:=[.$B4]/[.C4]" office:value-type="float" office:value="1.41206540292876" calcext:value-type="float">
            <text:p>1.4120654029</text:p>
          </table:table-cell>
          <table:table-cell table:formula="of:=[.$B4]/[.D4]" office:value-type="float" office:value="1.74883616392509" calcext:value-type="float">
            <text:p>1.7488361639</text:p>
          </table:table-cell>
          <table:table-cell table:formula="of:=[.$B4]/[.E4]" office:value-type="float" office:value="2.26320033405809" calcext:value-type="float">
            <text:p>2.2632003341</text:p>
          </table:table-cell>
          <table:table-cell table:formula="of:=[.$B4]/[.F4]" office:value-type="float" office:value="2.86401239067055" calcext:value-type="float">
            <text:p>2.8640123907</text:p>
          </table:table-cell>
          <table:table-cell table:formula="of:=[.$B4]/[.G4]" office:value-type="float" office:value="3.17775809921232" calcext:value-type="float">
            <text:p>3.1777580992</text:p>
          </table:table-cell>
          <table:table-cell table:formula="of:=[.$B4]/[.H4]" office:value-type="float" office:value="3.83954133729395" calcext:value-type="float">
            <text:p>3.8395413373</text:p>
          </table:table-cell>
          <table:table-cell table:formula="of:=[.$B4]/[.I4]" office:value-type="float" office:value="3.94792100993153" calcext:value-type="float">
            <text:p>3.9479210099</text:p>
          </table:table-cell>
          <table:table-cell table:formula="of:=[.$B4]/[.J4]" office:value-type="float" office:value="4.59495883811217" calcext:value-type="float">
            <text:p>4.5949588381</text:p>
          </table:table-cell>
          <table:table-cell table:formula="of:=[.$B4]/[.K4]" office:value-type="float" office:value="4.36840613222755" calcext:value-type="float">
            <text:p>4.3684061322</text:p>
          </table:table-cell>
          <table:table-cell table:formula="of:=[.$B4]/[.L4]" office:value-type="float" office:value="5.43379958376259" calcext:value-type="float">
            <text:p>5.4337995838</text:p>
          </table:table-cell>
          <table:table-cell table:formula="of:=[.$B4]/[.M4]" office:value-type="float" office:value="4.92387551924414" calcext:value-type="float">
            <text:p>4.9238755192</text:p>
          </table:table-cell>
          <table:table-cell table:formula="of:=[.$B4]/[.N4]" office:value-type="float" office:value="5.2655964194065" calcext:value-type="float">
            <text:p>5.2655964194</text:p>
          </table:table-cell>
          <table:table-cell table:formula="of:=[.$B4]/[.O4]" office:value-type="float" office:value="5.42884478554307" calcext:value-type="float">
            <text:p>5.4288447855</text:p>
          </table:table-cell>
          <table:table-cell table:formula="of:=[.$B4]/[.P4]" office:value-type="float" office:value="6.76385027842567" calcext:value-type="float">
            <text:p>6.7638502784</text:p>
          </table:table-cell>
          <table:table-cell table:formula="of:=[.$B4]/[.Q4]" office:value-type="float" office:value="6.61580617733965" calcext:value-type="float">
            <text:p>6.615806177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$B5]/[.B5]" office:value-type="float" office:value="1" calcext:value-type="float">
            <text:p>1</text:p>
          </table:table-cell>
          <table:table-cell table:formula="of:=[.$B5]/[.C5]" office:value-type="float" office:value="1.37229713550901" calcext:value-type="float">
            <text:p>1.3722971355</text:p>
          </table:table-cell>
          <table:table-cell table:formula="of:=[.$B5]/[.D5]" office:value-type="float" office:value="1.67231378932901" calcext:value-type="float">
            <text:p>1.6723137893</text:p>
          </table:table-cell>
          <table:table-cell table:formula="of:=[.$B5]/[.E5]" office:value-type="float" office:value="2.10303068630769" calcext:value-type="float">
            <text:p>2.1030306863</text:p>
          </table:table-cell>
          <table:table-cell table:formula="of:=[.$B5]/[.F5]" office:value-type="float" office:value="2.58354672111684" calcext:value-type="float">
            <text:p>2.5835467211</text:p>
          </table:table-cell>
          <table:table-cell table:formula="of:=[.$B5]/[.G5]" office:value-type="float" office:value="2.81057416000523" calcext:value-type="float">
            <text:p>2.81057416</text:p>
          </table:table-cell>
          <table:table-cell table:formula="of:=[.$B5]/[.H5]" office:value-type="float" office:value="3.31505148390043" calcext:value-type="float">
            <text:p>3.3150514839</text:p>
          </table:table-cell>
          <table:table-cell table:formula="of:=[.$B5]/[.I5]" office:value-type="float" office:value="3.37647983138643" calcext:value-type="float">
            <text:p>3.3764798314</text:p>
          </table:table-cell>
          <table:table-cell table:formula="of:=[.$B5]/[.J5]" office:value-type="float" office:value="3.81190484334224" calcext:value-type="float">
            <text:p>3.8119048433</text:p>
          </table:table-cell>
          <table:table-cell table:formula="of:=[.$B5]/[.K5]" office:value-type="float" office:value="3.65569304352259" calcext:value-type="float">
            <text:p>3.6556930435</text:p>
          </table:table-cell>
          <table:table-cell table:formula="of:=[.$B5]/[.L5]" office:value-type="float" office:value="4.35851350058689" calcext:value-type="float">
            <text:p>4.3585135006</text:p>
          </table:table-cell>
          <table:table-cell table:formula="of:=[.$B5]/[.M5]" office:value-type="float" office:value="4.01262453881047" calcext:value-type="float">
            <text:p>4.0126245388</text:p>
          </table:table-cell>
          <table:table-cell table:formula="of:=[.$B5]/[.N5]" office:value-type="float" office:value="4.2482073941899" calcext:value-type="float">
            <text:p>4.2482073942</text:p>
          </table:table-cell>
          <table:table-cell table:formula="of:=[.$B5]/[.O5]" office:value-type="float" office:value="4.37696349805567" calcext:value-type="float">
            <text:p>4.3769634981</text:p>
          </table:table-cell>
          <table:table-cell table:formula="of:=[.$B5]/[.P5]" office:value-type="float" office:value="5.12563751331584" calcext:value-type="float">
            <text:p>5.1256375133</text:p>
          </table:table-cell>
          <table:table-cell table:formula="of:=[.$B5]/[.Q5]" office:value-type="float" office:value="5.01563242158398" calcext:value-type="float">
            <text:p>5.01563242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7:33:55.480567050</meta:creation-date>
    <dc:date>2016-01-10T19:54:23.478582447</dc:date>
    <meta:editing-duration>PT43M29S</meta:editing-duration>
    <meta:editing-cycles>2</meta:editing-cycles>
    <meta:generator>LibreOffice/4.2.8.2$Linux_X86_64 LibreOffice_project/420m0$Build-2</meta:generator>
    <meta:document-statistic meta:table-count="1" meta:cell-count="1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654cm" svg:height="18.381cm" xlink:href=".." xlink:type="simple" chart:class="chart:line" chart:style-name="ch1">
        <chart:title svg:x="7.939cm" svg:y="0.503cm" chart:style-name="ch2">
          <text:p>Computation time in function of the number of threads</text:p>
        </chart:title>
        <chart:subtitle svg:x="10.148cm" svg:y="1.675cm" chart:style-name="ch3">
          <text:p>1 MPI node, 10^8 series to compute</text:p>
        </chart:subtitle>
        <chart:legend chart:legend-position="top" svg:x="10.409cm" svg:y="2.569cm" style:legend-expansion="wide" chart:style-name="ch4"/>
        <chart:plot-area chart:style-name="ch5" table:cell-range-address="Sheet1.A2:Sheet1.Q5" chart:data-source-has-labels="both" svg:x="1.544cm" svg:y="3.534cm" svg:width="24.577cm" svg:height="13.499cm">
          <chartooo:coordinate-region svg:x="2.165cm" svg:y="3.733cm" svg:width="23.769cm" svg:height="12.653cm"/>
          <chart:axis chart:dimension="x" chart:name="primary-x" chart:style-name="ch6" chartooo:axis-type="auto">
            <chartooo:date-scale/>
            <chart:title svg:x="11.804cm" svg:y="17.4cm" chart:style-name="ch7">
              <text:p>number of OpenMP threads</text:p>
            </chart:title>
            <chart:categories table:cell-range-address="Sheet1.B2:Sheet1.Q2"/>
          </chart:axis>
          <chart:axis chart:dimension="y" chart:name="primary-y" chart:style-name="ch6">
            <chart:title svg:x="0.451cm" svg:y="11.465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B3:Sheet1.Q3" chart:label-cell-address="Sheet1.A3:Sheet1.A3" chart:class="chart:line">
            <chart:data-point chart:repeated="16"/>
          </chart:series>
          <chart:series chart:style-name="ch11" chart:values-cell-range-address="Sheet1.B4:Sheet1.Q4" chart:label-cell-address="Sheet1.A4:Sheet1.A4" chart:class="chart:line">
            <chart:data-point chart:repeated="16"/>
          </chart:series>
          <chart:series chart:style-name="ch12" chart:values-cell-range-address="Sheet1.B5:Sheet1.Q5" chart:label-cell-address="Sheet1.A5:Sheet1.A5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2:Sheet1.Q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init</text:p>
                <draw:g>
                  <svg:desc>Sheet1.A3:Sheet1.A3</svg:desc>
                </draw:g>
              </table:table-cell>
              <table:table-cell office:value-type="float" office:value="3.88229">
                <text:p>3.88229</text:p>
                <draw:g>
                  <svg:desc>Sheet1.B3:Sheet1.Q3</svg:desc>
                </draw:g>
              </table:table-cell>
              <table:table-cell office:value-type="float" office:value="4.44189">
                <text:p>4.44189</text:p>
              </table:table-cell>
              <table:table-cell office:value-type="float" office:value="4.37778">
                <text:p>4.37778</text:p>
              </table:table-cell>
              <table:table-cell office:value-type="float" office:value="4.49071">
                <text:p>4.49071</text:p>
              </table:table-cell>
              <table:table-cell office:value-type="float" office:value="4.48154">
                <text:p>4.48154</text:p>
              </table:table-cell>
              <table:table-cell office:value-type="float" office:value="4.61224">
                <text:p>4.61224</text:p>
              </table:table-cell>
              <table:table-cell office:value-type="float" office:value="4.40948">
                <text:p>4.40948</text:p>
              </table:table-cell>
              <table:table-cell office:value-type="float" office:value="4.51878">
                <text:p>4.51878</text:p>
              </table:table-cell>
              <table:table-cell office:value-type="float" office:value="4.53186">
                <text:p>4.53186</text:p>
              </table:table-cell>
              <table:table-cell office:value-type="float" office:value="4.56935">
                <text:p>4.56935</text:p>
              </table:table-cell>
              <table:table-cell office:value-type="float" office:value="4.45887">
                <text:p>4.45887</text:p>
              </table:table-cell>
              <table:table-cell office:value-type="float" office:value="4.59213">
                <text:p>4.59213</text:p>
              </table:table-cell>
              <table:table-cell office:value-type="float" office:value="4.48818">
                <text:p>4.48818</text:p>
              </table:table-cell>
              <table:table-cell office:value-type="float" office:value="4.36591">
                <text:p>4.36591</text:p>
              </table:table-cell>
              <table:table-cell office:value-type="float" office:value="4.47096">
                <text:p>4.47096</text:p>
              </table:table-cell>
              <table:table-cell office:value-type="float" office:value="4.56385">
                <text:p>4.56385</text:p>
              </table:table-cell>
            </table:table-row>
            <table:table-row>
              <table:table-cell office:value-type="string">
                <text:p>compute</text:p>
                <draw:g>
                  <svg:desc>Sheet1.A4:Sheet1.A4</svg:desc>
                </draw:g>
              </table:table-cell>
              <table:table-cell office:value-type="float" office:value="78.5885">
                <text:p>78.5885</text:p>
                <draw:g>
                  <svg:desc>Sheet1.B4:Sheet1.Q4</svg:desc>
                </draw:g>
              </table:table-cell>
              <table:table-cell office:value-type="float" office:value="55.655">
                <text:p>55.655</text:p>
              </table:table-cell>
              <table:table-cell office:value-type="float" office:value="44.9376">
                <text:p>44.9376</text:p>
              </table:table-cell>
              <table:table-cell office:value-type="float" office:value="34.7245">
                <text:p>34.7245</text:p>
              </table:table-cell>
              <table:table-cell office:value-type="float" office:value="27.44">
                <text:p>27.44</text:p>
              </table:table-cell>
              <table:table-cell office:value-type="float" office:value="24.7308">
                <text:p>24.7308</text:p>
              </table:table-cell>
              <table:table-cell office:value-type="float" office:value="20.4682">
                <text:p>20.4682</text:p>
              </table:table-cell>
              <table:table-cell office:value-type="float" office:value="19.9063">
                <text:p>19.9063</text:p>
              </table:table-cell>
              <table:table-cell office:value-type="float" office:value="17.1032">
                <text:p>17.1032</text:p>
              </table:table-cell>
              <table:table-cell office:value-type="float" office:value="17.9902">
                <text:p>17.9902</text:p>
              </table:table-cell>
              <table:table-cell office:value-type="float" office:value="14.4629">
                <text:p>14.4629</text:p>
              </table:table-cell>
              <table:table-cell office:value-type="float" office:value="15.9607">
                <text:p>15.9607</text:p>
              </table:table-cell>
              <table:table-cell office:value-type="float" office:value="14.9249">
                <text:p>14.9249</text:p>
              </table:table-cell>
              <table:table-cell office:value-type="float" office:value="14.4761">
                <text:p>14.4761</text:p>
              </table:table-cell>
              <table:table-cell office:value-type="float" office:value="11.6189">
                <text:p>11.6189</text:p>
              </table:table-cell>
              <table:table-cell office:value-type="float" office:value="11.8789">
                <text:p>11.8789</text:p>
              </table:table-cell>
            </table:table-row>
            <table:table-row>
              <table:table-cell office:value-type="string">
                <text:p>total</text:p>
                <draw:g>
                  <svg:desc>Sheet1.A5:Sheet1.A5</svg:desc>
                </draw:g>
              </table:table-cell>
              <table:table-cell office:value-type="float" office:value="82.47079">
                <text:p>82.47079</text:p>
                <draw:g>
                  <svg:desc>Sheet1.B5:Sheet1.Q5</svg:desc>
                </draw:g>
              </table:table-cell>
              <table:table-cell office:value-type="float" office:value="60.09689">
                <text:p>60.09689</text:p>
              </table:table-cell>
              <table:table-cell office:value-type="float" office:value="49.31538">
                <text:p>49.31538</text:p>
              </table:table-cell>
              <table:table-cell office:value-type="float" office:value="39.21521">
                <text:p>39.21521</text:p>
              </table:table-cell>
              <table:table-cell office:value-type="float" office:value="31.92154">
                <text:p>31.92154</text:p>
              </table:table-cell>
              <table:table-cell office:value-type="float" office:value="29.34304">
                <text:p>29.34304</text:p>
              </table:table-cell>
              <table:table-cell office:value-type="float" office:value="24.87768">
                <text:p>24.87768</text:p>
              </table:table-cell>
              <table:table-cell office:value-type="float" office:value="24.42508">
                <text:p>24.42508</text:p>
              </table:table-cell>
              <table:table-cell office:value-type="float" office:value="21.63506">
                <text:p>21.63506</text:p>
              </table:table-cell>
              <table:table-cell office:value-type="float" office:value="22.55955">
                <text:p>22.55955</text:p>
              </table:table-cell>
              <table:table-cell office:value-type="float" office:value="18.92177">
                <text:p>18.92177</text:p>
              </table:table-cell>
              <table:table-cell office:value-type="float" office:value="20.55283">
                <text:p>20.55283</text:p>
              </table:table-cell>
              <table:table-cell office:value-type="float" office:value="19.41308">
                <text:p>19.41308</text:p>
              </table:table-cell>
              <table:table-cell office:value-type="float" office:value="18.84201">
                <text:p>18.84201</text:p>
              </table:table-cell>
              <table:table-cell office:value-type="float" office:value="16.08986">
                <text:p>16.08986</text:p>
              </table:table-cell>
              <table:table-cell office:value-type="float" office:value="16.44275">
                <text:p>16.44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186cm" svg:height="18.388cm" xlink:href=".." xlink:type="simple" chart:class="chart:line" chart:style-name="ch1">
        <chart:title svg:x="11.261cm" svg:y="0.503cm" chart:style-name="ch2">
          <text:p>Speedup with OpenMP</text:p>
        </chart:title>
        <chart:subtitle svg:x="10.414cm" svg:y="1.675cm" chart:style-name="ch3">
          <text:p>1 MPI node, 10^8 series to compute</text:p>
        </chart:subtitle>
        <chart:legend chart:legend-position="end" svg:x="24.519cm" svg:y="8.397cm" style:legend-expansion="high" chart:style-name="ch4"/>
        <chart:plot-area chart:style-name="ch5" table:cell-range-address="Sheet1.A7:Sheet1.Q10" chart:data-source-has-labels="both" svg:x="1.554cm" svg:y="2.751cm" svg:width="22.422cm" svg:height="14.289cm">
          <chartooo:coordinate-region svg:x="1.99cm" svg:y="2.95cm" svg:width="21.799cm" svg:height="13.443cm"/>
          <chart:axis chart:dimension="x" chart:name="primary-x" chart:style-name="ch6" chartooo:axis-type="auto">
            <chartooo:date-scale/>
            <chart:title svg:x="10.737cm" svg:y="17.407cm" chart:style-name="ch7">
              <text:p>number of OpenMP threads</text:p>
            </chart:title>
            <chart:categories table:cell-range-address="Sheet1.B7:Sheet1.Q7"/>
          </chart:axis>
          <chart:axis chart:dimension="y" chart:name="primary-y" chart:style-name="ch6">
            <chart:title svg:x="0.451cm" svg:y="10.587cm" chart:style-name="ch8">
              <text:p>speedup</text:p>
            </chart:title>
            <chart:grid chart:style-name="ch9" chart:class="major"/>
          </chart:axis>
          <chart:series chart:style-name="ch10" chart:values-cell-range-address="Sheet1.B8:Sheet1.Q8" chart:label-cell-address="Sheet1.A8:Sheet1.A8" chart:class="chart:line">
            <chart:data-point chart:repeated="16"/>
          </chart:series>
          <chart:series chart:style-name="ch11" chart:values-cell-range-address="Sheet1.B9:Sheet1.Q9" chart:label-cell-address="Sheet1.A9:Sheet1.A9" chart:class="chart:line">
            <chart:data-point chart:repeated="16"/>
          </chart:series>
          <chart:series chart:style-name="ch12" chart:values-cell-range-address="Sheet1.B10:Sheet1.Q10" chart:label-cell-address="Sheet1.A10:Sheet1.A10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7:Sheet1.Q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init</text:p>
                <draw:g>
                  <svg:desc>Sheet1.A8:Sheet1.A8</svg:desc>
                </draw:g>
              </table:table-cell>
              <table:table-cell office:value-type="float" office:value="1">
                <text:p>1</text:p>
                <draw:g>
                  <svg:desc>Sheet1.B8:Sheet1.Q8</svg:desc>
                </draw:g>
              </table:table-cell>
              <table:table-cell office:value-type="float" office:value="0.874017591610778">
                <text:p>0.874017591610778</text:p>
              </table:table-cell>
              <table:table-cell office:value-type="float" office:value="0.88681706252941">
                <text:p>0.88681706252941</text:p>
              </table:table-cell>
              <table:table-cell office:value-type="float" office:value="0.864515856067303">
                <text:p>0.864515856067303</text:p>
              </table:table-cell>
              <table:table-cell office:value-type="float" office:value="0.866284803884379">
                <text:p>0.866284803884379</text:p>
              </table:table-cell>
              <table:table-cell office:value-type="float" office:value="0.841736336357171">
                <text:p>0.841736336357171</text:p>
              </table:table-cell>
              <table:table-cell office:value-type="float" office:value="0.880441684733801">
                <text:p>0.880441684733801</text:p>
              </table:table-cell>
              <table:table-cell office:value-type="float" office:value="0.859145610098301">
                <text:p>0.859145610098301</text:p>
              </table:table-cell>
              <table:table-cell office:value-type="float" office:value="0.856665916422837">
                <text:p>0.856665916422837</text:p>
              </table:table-cell>
              <table:table-cell office:value-type="float" office:value="0.849637256940265">
                <text:p>0.849637256940265</text:p>
              </table:table-cell>
              <table:table-cell office:value-type="float" office:value="0.870689210495036">
                <text:p>0.870689210495036</text:p>
              </table:table-cell>
              <table:table-cell office:value-type="float" office:value="0.845422494572236">
                <text:p>0.845422494572236</text:p>
              </table:table-cell>
              <table:table-cell office:value-type="float" office:value="0.865003186146723">
                <text:p>0.865003186146723</text:p>
              </table:table-cell>
              <table:table-cell office:value-type="float" office:value="0.889228133424647">
                <text:p>0.889228133424647</text:p>
              </table:table-cell>
              <table:table-cell office:value-type="float" office:value="0.868334764793243">
                <text:p>0.868334764793243</text:p>
              </table:table-cell>
              <table:table-cell office:value-type="float" office:value="0.8506611742279">
                <text:p>0.8506611742279</text:p>
              </table:table-cell>
            </table:table-row>
            <table:table-row>
              <table:table-cell office:value-type="string">
                <text:p>compute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Q9</svg:desc>
                </draw:g>
              </table:table-cell>
              <table:table-cell office:value-type="float" office:value="1.41206540292876">
                <text:p>1.41206540292876</text:p>
              </table:table-cell>
              <table:table-cell office:value-type="float" office:value="1.74883616392509">
                <text:p>1.74883616392509</text:p>
              </table:table-cell>
              <table:table-cell office:value-type="float" office:value="2.26320033405809">
                <text:p>2.26320033405809</text:p>
              </table:table-cell>
              <table:table-cell office:value-type="float" office:value="2.86401239067055">
                <text:p>2.86401239067055</text:p>
              </table:table-cell>
              <table:table-cell office:value-type="float" office:value="3.17775809921232">
                <text:p>3.17775809921232</text:p>
              </table:table-cell>
              <table:table-cell office:value-type="float" office:value="3.83954133729395">
                <text:p>3.83954133729395</text:p>
              </table:table-cell>
              <table:table-cell office:value-type="float" office:value="3.94792100993153">
                <text:p>3.94792100993153</text:p>
              </table:table-cell>
              <table:table-cell office:value-type="float" office:value="4.59495883811217">
                <text:p>4.59495883811217</text:p>
              </table:table-cell>
              <table:table-cell office:value-type="float" office:value="4.36840613222755">
                <text:p>4.36840613222755</text:p>
              </table:table-cell>
              <table:table-cell office:value-type="float" office:value="5.43379958376259">
                <text:p>5.43379958376259</text:p>
              </table:table-cell>
              <table:table-cell office:value-type="float" office:value="4.92387551924414">
                <text:p>4.92387551924414</text:p>
              </table:table-cell>
              <table:table-cell office:value-type="float" office:value="5.2655964194065">
                <text:p>5.2655964194065</text:p>
              </table:table-cell>
              <table:table-cell office:value-type="float" office:value="5.42884478554307">
                <text:p>5.42884478554307</text:p>
              </table:table-cell>
              <table:table-cell office:value-type="float" office:value="6.76385027842567">
                <text:p>6.76385027842567</text:p>
              </table:table-cell>
              <table:table-cell office:value-type="float" office:value="6.61580617733965">
                <text:p>6.61580617733965</text:p>
              </table:table-cell>
            </table:table-row>
            <table:table-row>
              <table:table-cell office:value-type="string">
                <text:p>total</text:p>
                <draw:g>
                  <svg:desc>Sheet1.A10:Sheet1.A10</svg:desc>
                </draw:g>
              </table:table-cell>
              <table:table-cell office:value-type="float" office:value="1">
                <text:p>1</text:p>
                <draw:g>
                  <svg:desc>Sheet1.B10:Sheet1.Q10</svg:desc>
                </draw:g>
              </table:table-cell>
              <table:table-cell office:value-type="float" office:value="1.37229713550901">
                <text:p>1.37229713550901</text:p>
              </table:table-cell>
              <table:table-cell office:value-type="float" office:value="1.67231378932901">
                <text:p>1.67231378932901</text:p>
              </table:table-cell>
              <table:table-cell office:value-type="float" office:value="2.10303068630769">
                <text:p>2.10303068630769</text:p>
              </table:table-cell>
              <table:table-cell office:value-type="float" office:value="2.58354672111684">
                <text:p>2.58354672111684</text:p>
              </table:table-cell>
              <table:table-cell office:value-type="float" office:value="2.81057416000523">
                <text:p>2.81057416000523</text:p>
              </table:table-cell>
              <table:table-cell office:value-type="float" office:value="3.31505148390043">
                <text:p>3.31505148390043</text:p>
              </table:table-cell>
              <table:table-cell office:value-type="float" office:value="3.37647983138643">
                <text:p>3.37647983138643</text:p>
              </table:table-cell>
              <table:table-cell office:value-type="float" office:value="3.81190484334224">
                <text:p>3.81190484334224</text:p>
              </table:table-cell>
              <table:table-cell office:value-type="float" office:value="3.65569304352259">
                <text:p>3.65569304352259</text:p>
              </table:table-cell>
              <table:table-cell office:value-type="float" office:value="4.35851350058689">
                <text:p>4.35851350058689</text:p>
              </table:table-cell>
              <table:table-cell office:value-type="float" office:value="4.01262453881047">
                <text:p>4.01262453881047</text:p>
              </table:table-cell>
              <table:table-cell office:value-type="float" office:value="4.2482073941899">
                <text:p>4.2482073941899</text:p>
              </table:table-cell>
              <table:table-cell office:value-type="float" office:value="4.37696349805567">
                <text:p>4.37696349805567</text:p>
              </table:table-cell>
              <table:table-cell office:value-type="float" office:value="5.12563751331584">
                <text:p>5.12563751331584</text:p>
              </table:table-cell>
              <table:table-cell office:value-type="float" office:value="5.01563242158398">
                <text:p>5.01563242158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